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b73" officeooo:paragraph-rsid="00175b73"/>
    </style:style>
    <style:style style:name="P2" style:family="paragraph" style:parent-style-name="Standard">
      <style:paragraph-properties fo:break-before="page"/>
      <style:text-properties officeooo:rsid="00175b73" officeooo:paragraph-rsid="00175b73"/>
    </style:style>
    <style:style style:name="P3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4" style:family="paragraph" style:parent-style-name="Standard">
      <style:text-properties fo:font-weight="normal" officeooo:rsid="00175b73" officeooo:paragraph-rsid="00175b73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fo:background-color="transparen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loext:opacity="0%" style:font-name="Monospace" fo:font-size="10pt" fo:background-color="transparen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officeooo:rsid="0018e403" officeooo:paragraph-rsid="0018e403" fo:background-color="transparent" style:font-size-asian="10pt"/>
    </style:style>
    <style:style style:name="P8" style:family="paragraph" style:parent-style-name="Standard">
      <style:text-properties style:use-window-font-color="true" loext:opacity="0%" style:font-name="Monospace" fo:font-size="10pt" officeooo:paragraph-rsid="00175b73" fo:background-color="transparen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background-color="transparen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rsid="0018e403" officeooo:paragraph-rsid="0018e403" fo:background-color="transparen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paragraph-rsid="001a61b8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paragraph-rsid="001baca7"/>
    </style:style>
    <style:style style:name="P15" style:family="paragraph" style:parent-style-name="Standard">
      <style:text-properties style:use-window-font-color="true" loext:opacity="0%" fo:font-weight="normal" officeooo:rsid="00175b73" officeooo:paragraph-rsid="00175b73" fo:background-color="#000000" style:font-weight-asian="normal" style:font-weight-complex="normal"/>
    </style:style>
    <style:style style:name="P16" style:family="paragraph" style:parent-style-name="Standard">
      <style:text-properties style:use-window-font-color="true" loext:opacity="0%" fo:font-weight="normal" officeooo:rsid="00175b73" officeooo:paragraph-rsid="00175b73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loext:opacity="0%" officeooo:rsid="001baca7" officeooo:paragraph-rsid="001baca7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rsid="001baca7" officeooo:paragraph-rsid="001baca7"/>
    </style:style>
    <style:style style:name="P21" style:family="paragraph" style:parent-style-name="Standard">
      <style:text-properties style:use-window-font-color="true" loext:opacity="0%" officeooo:paragraph-rsid="001baca7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6e6fa" loext:opacity="100%" style:font-name="Monospace" fo:font-size="10pt" officeooo:paragraph-rsid="00175b73" fo:background-color="transparent" style:font-size-asian="10pt"/>
    </style:style>
    <style:style style:name="P23" style:family="paragraph" style:parent-style-name="Standard">
      <style:text-properties officeooo:paragraph-rsid="001a61b8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fo:background-color="transparent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Monospace" fo:font-size="10pt" style:font-size-asian="10pt"/>
    </style:style>
    <style:style style:name="P26" style:family="paragraph" style:parent-style-name="Standard">
      <style:text-properties style:use-window-font-color="true" loext:opacity="0%" style:font-name="Monospace" fo:font-size="10pt" officeooo:paragraph-rsid="001a61b8" style:font-size-asian="10pt"/>
    </style:style>
    <style:style style:name="P27" style:family="paragraph" style:parent-style-name="Standard">
      <style:text-properties style:use-window-font-color="true" loext:opacity="0%" style:font-name="Monospace" fo:font-size="10pt" officeooo:rsid="001baca7" officeooo:paragraph-rsid="001baca7" style:font-size-asian="10pt"/>
    </style:style>
    <style:style style:name="P28" style:family="paragraph" style:parent-style-name="Standard">
      <style:text-properties fo:font-variant="normal" fo:text-transform="none" style:use-window-font-color="true" loext:opacity="0%" fo:letter-spacing="normal" fo:font-style="normal" fo:font-weight="normal" officeooo:rsid="00175b73" officeooo:paragraph-rsid="00175b73" fo:background-color="transparent" style:font-weight-asian="normal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paragraph-rsid="001a61b8" style:font-size-asian="10pt"/>
    </style:style>
    <style:style style:name="P30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paragraph-rsid="001baca7" style:font-size-asian="10pt"/>
    </style:style>
    <style:style style:name="P31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1baca7" officeooo:paragraph-rsid="001baca7" style:font-size-asian="10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style:font-name="Monospace" fo:font-size="10pt" fo:letter-spacing="normal" style:font-size-asian="10pt"/>
    </style:style>
    <style:style style:name="T5" style:family="text">
      <style:text-properties fo:font-variant="normal" fo:text-transform="none" style:font-name="Monospace" fo:font-size="10pt" fo:letter-spacing="normal" fo:font-style="normal" fo:font-weight="normal" style:font-size-asian="10pt"/>
    </style:style>
    <style:style style:name="T6" style:family="text">
      <style:text-properties fo:font-variant="normal" fo:text-transform="none" style:font-name="Monospace" fo:font-size="10pt" fo:letter-spacing="normal" fo:font-style="normal" fo:font-weight="normal" officeooo:rsid="001baca7" style:font-size-asian="10pt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style:font-name="Monospace" fo:font-size="10pt" fo:font-weight="bold" style:font-size-asian="10pt" style:font-weight-asian="bold"/>
    </style:style>
    <style:style style:name="T9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style:font-name="Monospace" fo:font-size="10pt" fo:background-color="#1b6291" loext:char-shading-value="0" style:font-size-asian="10pt"/>
    </style:style>
    <style:style style:name="T12" style:family="text">
      <style:text-properties style:use-window-font-color="true" loext:opacity="0%" fo:font-weight="normal" officeooo:rsid="001a61b8" fo:background-color="transparent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SUPERIOR DE TRANSPORTES E COMUNICAÇÕES </text:p>
      <text:p text:style-name="P1"/>
      <text:p text:style-name="P1">Mauro Raimundo dos Reis Magalhães Mahassa | LECC11 | Ficha de Exercícios 4 | PROGRAMAÇÃO I </text:p>
      <text:p text:style-name="P1"/>
      <text:p text:style-name="P1">------------------------------------------------------------------------------------------------------------------------</text:p>
      <text:p text:style-name="P1">1. R: As estruturas de repetição servem para repetir uma instrução mais de uma vez. São usadas com uma condição de repetição, geralmente com um incremento para que haja um limite e boa parte das vezes com uma inicialização da variável a ser incrementada.</text:p>
      <text:p text:style-name="P1"/>
      <text:p text:style-name="P1">2.R:</text:p>
      <text:p text:style-name="P1"/>
      <text:p text:style-name="P3">Estrutura de repetição do...while</text:p>
      <text:p text:style-name="P1"/>
      <text:p text:style-name="P1">do {</text:p>
      <text:p text:style-name="P1">&lt;instrução&gt;</text:p>
      <text:p text:style-name="P1"/>
      <text:p text:style-name="P1">}while(&lt;condição&gt;);</text:p>
      <text:p text:style-name="P1"/>
      <text:p text:style-name="P3">Estrutura de repetição while</text:p>
      <text:p text:style-name="P1"/>
      <text:p text:style-name="P1">while(&lt;instrução&gt;) {</text:p>
      <text:p text:style-name="P1">&lt;instrução&gt;</text:p>
      <text:p text:style-name="P1">}</text:p>
      <text:p text:style-name="P1"/>
      <text:p text:style-name="P3">Estrutura de repetição for</text:p>
      <text:p text:style-name="P3"/>
      <text:p text:style-name="P4">for (&lt;variável de controle&gt;;&lt;condição de continuação do loop&gt;; &lt;incremento da variável de controle&gt;)</text:p>
      <text:p text:style-name="P4">{</text:p>
      <text:p text:style-name="P4">&lt;instrução&gt;</text:p>
      <text:p text:style-name="P4">}</text:p>
      <text:p text:style-name="P4"/>
      <text:p text:style-name="P4"><text:span text:style-name="T2">1.Faça um programa que determina a soma dos números ímpares</text:span><text:span text:style-name="T1"> </text:span><text:span text:style-name="T2">no intervalo de [0,20].</text:span></text:p>
      <text:p text:style-name="P22"/>
      <text:p text:style-name="P5">public class Numeros0_20 {</text:p>
      <text:p text:style-name="P5"/>
      <text:p text:style-name="P5"><text:tab/>public static void main(String[] args) {</text:p>
      <text:p text:style-name="P10"><text:span text:style-name="T7"><text:tab/><text:tab/>// </text:span><text:span text:style-name="T8">TODO</text:span><text:span text:style-name="T7"> Auto-generated method stub</text:span></text:p>
      <text:p text:style-name="P5"><text:tab/><text:tab/>int some=0;</text:p>
      <text:p text:style-name="P5"><text:tab/><text:tab/>for (int i=0; i&lt;=20; i++) {</text:p>
      <text:p text:style-name="P5"><text:tab/><text:tab/><text:tab/>if(i%2!=0) {</text:p>
      <text:p text:style-name="P5"><text:tab/><text:tab/><text:tab/><text:tab/>some+=+i;</text:p>
      <text:p text:style-name="P5"><text:tab/><text:tab/><text:tab/>}</text:p>
      <text:p text:style-name="P5"><text:tab/><text:tab/><text:tab/><text:tab/>}</text:p>
      <text:p text:style-name="P10"><text:span text:style-name="T7"><text:tab/><text:tab/>System.</text:span><text:span text:style-name="T9">out</text:span><text:span text:style-name="T7">.println(some+" ");</text:span></text:p>
      <text:p text:style-name="P5"><text:tab/>}</text:p>
      <text:p text:style-name="P5"/>
      <text:p text:style-name="P5">}</text:p>
      <text:p text:style-name="P5"/>
      <text:p text:style-name="P6"/>
      <text:p text:style-name="P5"/>
      <text:p text:style-name="P11"><text:span text:style-name="T5">2.Faça um programa que determina a soma dos primeiros 7 números ímpares</text:span><text:span text:style-name="T4"> </text:span><text:span text:style-name="T5">no intervalo de [0,20].</text:span></text:p>
      <text:p text:style-name="P7"/>
      <text:p text:style-name="P9">public class Soma7impares {</text:p>
      <text:p text:style-name="P9"><text:tab/>public static void main(String[] args) {</text:p>
      <text:p text:style-name="P9"><text:tab/><text:tab/>int some=0,j=1;</text:p>
      <text:p text:style-name="P9"><text:tab/><text:tab/>for (int i=0; i&lt;=20; i++) {</text:p>
      <text:p text:style-name="P9"><text:tab/><text:tab/><text:tab/>if(i%2!=0) {</text:p>
      <text:p text:style-name="P9"><text:tab/><text:tab/><text:tab/><text:tab/>if(j&lt;=7) {</text:p>
      <text:p text:style-name="P9"><text:tab/><text:tab/><text:tab/><text:tab/>some+=+i;</text:p>
      <text:p text:style-name="P9"><text:tab/><text:tab/><text:tab/><text:tab/>}</text:p>
      <text:p text:style-name="P9"><text:tab/><text:tab/><text:tab/><text:tab/>j++;</text:p>
      <text:p text:style-name="P9"><text:tab/><text:tab/><text:tab/><text:tab/><text:tab/><text:tab/></text:p>
      <text:p text:style-name="P9"><text:tab/><text:tab/><text:tab/>}</text:p>
      <text:p text:style-name="P9"><text:tab/><text:tab/><text:tab/><text:tab/><text:tab/><text:tab/></text:p>
      <text:p text:style-name="P9"><text:tab/><text:tab/>}</text:p>
      <text:p text:style-name="P12"><text:span text:style-name="T7"><text:tab/><text:tab/><text:tab/><text:tab/>System.</text:span><text:span text:style-name="T9">out</text:span><text:span text:style-name="T7">.println(some+" ");</text:span></text:p>
      <text:p text:style-name="P9"><text:tab/>}</text:p>
      <text:p text:style-name="P9"/>
      <text:p text:style-name="P7">}</text:p>
      <text:p text:style-name="P15"/>
      <text:p text:style-name="P15"/>
      <text:p text:style-name="P28">3.Escreva um programa que pergunte ao usuário um número e após, imprima na tela asoma total de 1 até o número lido. Exemplo: 5: 1 + 2 + 3 + 4 + 5 = 15</text:p>
      <text:p text:style-name="P8"/>
      <text:p text:style-name="P5"/>
      <text:p text:style-name="P10"><text:span text:style-name="T7">public class umAteN {</text:span></text:p>
      <text:p text:style-name="P10"><text:span text:style-name="T7"><text:tab/>public static void main(String args[]) {</text:span></text:p>
      <text:p text:style-name="P10"><text:span text:style-name="T7"><text:tab/><text:tab/>System.out.println("Insira um número");</text:span></text:p>
      <text:p text:style-name="P10"><text:span text:style-name="T7"><text:tab/><text:tab/>Scanner ler =new Scanner(System.in);</text:span></text:p>
      <text:p text:style-name="P10"><text:span text:style-name="T7"><text:tab/><text:tab/>int n=ler.nextInt();</text:span></text:p>
      <text:p text:style-name="P10"><text:span text:style-name="T7"><text:tab/><text:tab/>int some=0;</text:span></text:p>
      <text:p text:style-name="P10"><text:span text:style-name="T7"><text:tab/><text:tab/>for(int i=1; i&lt;=n; i++) {</text:span></text:p>
      <text:p text:style-name="P10"><text:span text:style-name="T7"><text:tab/><text:tab/><text:tab/>some+=+i;</text:span></text:p>
      <text:p text:style-name="P10"><text:span text:style-name="T7"><text:tab/><text:tab/>}</text:span></text:p>
      <text:p text:style-name="P10"><text:span text:style-name="T7"><text:tab/><text:tab/>System.out.println(some+"");</text:span></text:p>
      <text:p text:style-name="P10"><text:span text:style-name="T7"><text:tab/>}</text:span></text:p>
      <text:p text:style-name="P5"/>
      <text:p text:style-name="P5">}</text:p>
      <text:p text:style-name="P16"/>
      <text:p text:style-name="P17"/>
      <text:p text:style-name="P18"/>
      <text:p text:style-name="P23"><text:span text:style-name="T12">4.</text:span><text:span text:style-name="T3">.Faça um programa em Java, que determina a soma dos números do intervalo de [1,9]</text:span></text:p>
      <text:p text:style-name="P13"><text:span text:style-name="T5">public</text:span><text:span text:style-name="T7"> class Soma1a9 {</text:span></text:p>
      <text:p text:style-name="P9"/>
      <text:p text:style-name="P12"><text:span text:style-name="T7"><text:tab/>public static void main(String[] args) {</text:span></text:p>
      <text:p text:style-name="P12"><text:span text:style-name="T7"><text:tab/><text:tab/>// </text:span><text:span text:style-name="T10">Não</text:span><text:span text:style-name="T7"> </text:span><text:span text:style-name="T10">foi</text:span><text:span text:style-name="T7"> </text:span><text:span text:style-name="T10">especificado</text:span><text:span text:style-name="T7"> </text:span><text:span text:style-name="T10">que</text:span><text:span text:style-name="T7"> </text:span><text:span text:style-name="T10">tipo</text:span><text:span text:style-name="T7"> </text:span><text:span text:style-name="T10">de</text:span><text:span text:style-name="T7"> </text:span><text:span text:style-name="T10">número</text:span></text:p>
      <text:p text:style-name="P12"><text:span text:style-name="T7"><text:tab/><text:tab/>double n;</text:span></text:p>
      <text:p text:style-name="P12"><text:span text:style-name="T7"><text:tab/><text:tab/>double a;</text:span></text:p>
      <text:p text:style-name="P12"><text:span text:style-name="T7"><text:tab/><text:tab/>double soma;</text:span></text:p>
      <text:p text:style-name="P12"><text:span text:style-name="T7"><text:tab/><text:tab/>System.</text:span><text:span text:style-name="T9">out</text:span><text:span text:style-name="T7">.println("Escreva a soma de 2 numeros no intervalo de 1 a 9");</text:span></text:p>
      <text:p text:style-name="P12"><text:span text:style-name="T7"><text:tab/><text:tab/>Scanner </text:span><text:span text:style-name="T10">ler</text:span><text:span text:style-name="T7"> = new Scanner(System.</text:span><text:span text:style-name="T9">in</text:span><text:span text:style-name="T7">);</text:span></text:p>
      <text:p text:style-name="P12"><text:span text:style-name="T7"><text:tab/><text:tab/>n = ler.</text:span><text:span text:style-name="T11">nextDouble</text:span><text:span text:style-name="T7">();</text:span></text:p>
      <text:p text:style-name="P12"><text:span text:style-name="T7"><text:tab/><text:tab/>a = ler.</text:span><text:span text:style-name="T11">nextDouble</text:span><text:span text:style-name="T7">();</text:span></text:p>
      <text:p text:style-name="P9"/>
      <text:p text:style-name="P12"><text:span text:style-name="T7"><text:tab/><text:tab/>if (n &gt;= 1 &amp;&amp; n &lt;= 9 &amp;&amp; a &gt;= 1 &amp;&amp; a &lt;= 9) {</text:span></text:p>
      <text:p text:style-name="P12"><text:span text:style-name="T7"><text:tab/><text:tab/><text:tab/>soma = a + n;</text:span></text:p>
      <text:p text:style-name="P12"><text:span text:style-name="T7"><text:tab/><text:tab/><text:tab/>System.</text:span><text:span text:style-name="T9">out</text:span><text:span text:style-name="T7">.println(soma);</text:span></text:p>
      <text:p text:style-name="P9"/>
      <text:p text:style-name="P12"><text:span text:style-name="T7"><text:tab/><text:tab/>} else {</text:span></text:p>
      <text:p text:style-name="P12"><text:span text:style-name="T7"><text:tab/><text:tab/><text:tab/>System.</text:span><text:span text:style-name="T9">out</text:span><text:span text:style-name="T7">.println("Números de 1 a 9 apenas");</text:span></text:p>
      <text:p text:style-name="P12"><text:span text:style-name="T7"><text:tab/><text:tab/>}</text:span></text:p>
      <text:p text:style-name="P12"><text:span text:style-name="T7"><text:tab/>}</text:span></text:p>
      <text:p text:style-name="P9"/>
      <text:p text:style-name="P26">}</text:p>
      <text:p text:style-name="P29"/>
      <text:p text:style-name="P29"/>
      <text:p text:style-name="P21"><text:span text:style-name="T6">5</text:span><text:span text:style-name="T5">.Implemente um programa que exiba os números de 1 a 100 usando a instrução for.</text:span></text:p>
      <text:p text:style-name="P30"/>
      <text:p text:style-name="P14"><text:span text:style-name="T5">public</text:span><text:span text:style-name="T7"> class Um100 {</text:span></text:p>
      <text:p text:style-name="P9"/>
      <text:p text:style-name="P12"><text:span text:style-name="T7"><text:tab/>public static void main(String[] args) {</text:span></text:p>
      <text:p text:style-name="P12"><text:span text:style-name="T7"><text:tab/><text:tab/>// </text:span><text:span text:style-name="T8">TODO</text:span><text:span text:style-name="T7"> Auto-generated method stub</text:span></text:p>
      <text:p text:style-name="P12"><text:span text:style-name="T7"><text:tab/><text:tab/>for (int </text:span><text:span text:style-name="T11">i</text:span><text:span text:style-name="T7">=0;</text:span><text:span text:style-name="T11">i</text:span><text:span text:style-name="T7">&lt;=100; </text:span><text:span text:style-name="T11">i</text:span><text:span text:style-name="T7">++) {</text:span></text:p>
      <text:p text:style-name="P12"><text:span text:style-name="T7"><text:tab/><text:tab/><text:tab/>System.</text:span><text:span text:style-name="T9">out</text:span><text:span text:style-name="T7">.println(</text:span><text:span text:style-name="T11">i</text:span><text:span text:style-name="T7">);</text:span></text:p>
      <text:p text:style-name="P12"><text:span text:style-name="T7"><text:tab/><text:tab/>}</text:span></text:p>
      <text:p text:style-name="P9"/>
      <text:p text:style-name="P12"><text:span text:style-name="T7"><text:tab/>}</text:span></text:p>
      <text:p text:style-name="P9"/>
      <text:p text:style-name="P9">}</text:p>
      <text:p text:style-name="P30"/>
      <text:p text:style-name="P30"/>
      <text:p text:style-name="P31">6.Implemente um programa que exibe os números de 1 a 100 usando a instrução while.</text:p>
      <text:p text:style-name="P19"><text:span text:style-name="T5">public</text:span><text:span text:style-name="T7"> class usandoWhile {</text:span></text:p>
      <text:p text:style-name="P9"/>
      <text:p text:style-name="P12"><text:span text:style-name="T7"><text:tab/>public static void main(String[] args) {</text:span></text:p>
      <text:p text:style-name="P12"><text:span text:style-name="T7"><text:tab/><text:tab/>// </text:span><text:span text:style-name="T8">TODO</text:span><text:span text:style-name="T7"> Auto-generated method stub</text:span></text:p>
      <text:p text:style-name="P12"><text:span text:style-name="T7">int i=1;</text:span></text:p>
      <text:p text:style-name="P12"><text:span text:style-name="T7">while(i&lt;=100) {</text:span></text:p>
      <text:p text:style-name="P9"/>
      <text:p text:style-name="P12"><text:span text:style-name="T7"><text:tab/>System.</text:span><text:span text:style-name="T9">out</text:span><text:span text:style-name="T7">.println(i);</text:span></text:p>
      <text:p text:style-name="P12"><text:span text:style-name="T7"><text:tab/>i++;</text:span></text:p>
      <text:p text:style-name="P9">}</text:p>
      <text:p text:style-name="P12"><text:span text:style-name="T7"><text:tab/>}</text:span></text:p>
      <text:p text:style-name="P9"/>
      <text:p text:style-name="P9">}</text:p>
      <text:p text:style-name="P31"/>
      <text:p text:style-name="P31"/>
      <text:p text:style-name="P31">7.Faca um programa que permite calcular o factorial de um número escolhido pelo usuário.</text:p>
      <text:p text:style-name="P20"><text:span text:style-name="T5">import</text:span><text:span text:style-name="T7"> java.util.Scanner;</text:span></text:p>
      <text:p text:style-name="P9"/>
      <text:p text:style-name="P12"><text:span text:style-name="T7">public class Factorial {</text:span></text:p>
      <text:p text:style-name="P12"><text:span text:style-name="T7"><text:tab/>public static void main(String[] args) {</text:span></text:p>
      <text:p text:style-name="P12"><text:span text:style-name="T7"><text:tab/><text:tab/>Scanner </text:span><text:span text:style-name="T10">ler</text:span><text:span text:style-name="T7"> = new Scanner(System.</text:span><text:span text:style-name="T9">in</text:span><text:span text:style-name="T7">);</text:span></text:p>
      <text:p text:style-name="P12"><text:span text:style-name="T7"><text:tab/><text:tab/>System.</text:span><text:span text:style-name="T9">out</text:span><text:span text:style-name="T7">.println("Pretende calcular o factorial de que nr?");</text:span></text:p>
      <text:p text:style-name="P12"><text:span text:style-name="T7"><text:tab/><text:tab/>int n = ler.nextInt();</text:span></text:p>
      <text:p text:style-name="P12"><text:span text:style-name="T7"><text:tab/><text:tab/>int </text:span><text:span text:style-name="T10">i</text:span><text:span text:style-name="T7">, fact = 1, j = n;</text:span></text:p>
      <text:p text:style-name="P12"><text:span text:style-name="T7"><text:tab/><text:tab/>double </text:span><text:span text:style-name="T10">a</text:span><text:span text:style-name="T7">;</text:span></text:p>
      <text:p text:style-name="P12"><text:span text:style-name="T7"><text:tab/><text:tab/>if (n &lt; 0) {</text:span></text:p>
      <text:p text:style-name="P12"><text:span text:style-name="T7"><text:tab/><text:tab/><text:tab/>System.</text:span><text:span text:style-name="T9">out</text:span><text:span text:style-name="T7">.print("Invalido");</text:span></text:p>
      <text:p text:style-name="P12"><text:span text:style-name="T7"><text:tab/><text:tab/>} else {</text:span></text:p>
      <text:p text:style-name="P12"><text:span text:style-name="T7"><text:tab/><text:tab/><text:tab/>if (n == 0) {</text:span></text:p>
      <text:p text:style-name="P12"><text:span text:style-name="T7"><text:tab/><text:tab/><text:tab/><text:tab/>System.</text:span><text:span text:style-name="T9">out</text:span><text:span text:style-name="T7">.println(fact);</text:span></text:p>
      <text:p text:style-name="P12"><text:span text:style-name="T7"><text:tab/><text:tab/><text:tab/>} else {</text:span></text:p>
      <text:p text:style-name="P12"><text:span text:style-name="T7"><text:tab/><text:tab/><text:tab/><text:tab/>while (n &gt; 0) {</text:span></text:p>
      <text:p text:style-name="P12"><text:span text:style-name="T7"><text:tab/><text:tab/><text:tab/><text:tab/><text:tab/>fact = fact * n;</text:span></text:p>
      <text:p text:style-name="P12"><text:span text:style-name="T7"><text:tab/><text:tab/><text:tab/><text:tab/><text:tab/>n--;</text:span></text:p>
      <text:p text:style-name="P12"><text:span text:style-name="T7"><text:tab/><text:tab/><text:tab/><text:tab/>}</text:span></text:p>
      <text:p text:style-name="P12"><text:span text:style-name="T7"><text:tab/><text:tab/><text:tab/><text:tab/>System.</text:span><text:span text:style-name="T9">out</text:span><text:span text:style-name="T7">.println("O factorial de " + j + " é " + fact);</text:span></text:p>
      <text:p text:style-name="P12"><text:span text:style-name="T7"><text:tab/><text:tab/><text:tab/>}</text:span></text:p>
      <text:p text:style-name="P12"><text:span text:style-name="T7"><text:tab/><text:tab/>}</text:span></text:p>
      <text:p text:style-name="P12"><text:span text:style-name="T7"><text:tab/>}</text:span></text:p>
      <text:p text:style-name="P9"/>
      <text:p text:style-name="P27">}</text:p>
      <text:p text:style-name="P31"/>
      <text:p text:style-name="P31">8.Calcule a idade média de homens, mulheres e todo um grupo de n estudantes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9:20:18.292429781</meta:creation-date>
    <dc:date>2022-09-18T21:05:47.297263912</dc:date>
    <meta:editing-duration>PT5H55M57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5" meta:paragraph-count="125" meta:word-count="551" meta:character-count="3474" meta:non-whitespace-character-count="2850"/>
  </office:meta>
</office:document-meta>
</file>